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f2e" officeooo:paragraph-rsid="001aff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Data&lt;-read.csv(file="/home/hadoop1/Desktop/Data/Output/SanitizedUP.csv",header=TRUE,sep=",",row.names=NULL)</text:p>
      <text:p text:style-name="P1">MyDatae&lt;-read.csv(file="/home/hadoop1/Desktop/Data/Output/UnsanitizedUP.csv",header=TRUE,sep=",",row.names=NULL)</text:p>
      <text:p text:style-name="P1">Unsanitized&lt;-MyData[2]</text:p>
      <text:p text:style-name="P1">Sanitized&lt;-MyDatae[2]</text:p>
      <text:p text:style-name="P1">matplot(Unsanitized,xlab="Grampanchayat",ylab="Difference",col="red")</text:p>
      <text:p text:style-name="P1">matplot(Sanitized,xlab="Grampanchayat",ylab="Difference",col="green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7:59:47.589280026</meta:creation-date>
    <dc:date>2017-11-10T18:00:07.721470454</dc:date>
    <meta:editing-duration>PT20S</meta:editing-duration>
    <meta:editing-cycles>1</meta:editing-cycles>
    <meta:document-statistic meta:table-count="0" meta:image-count="0" meta:object-count="0" meta:page-count="1" meta:paragraph-count="6" meta:word-count="6" meta:character-count="402" meta:non-whitespace-character-count="402"/>
    <meta:generator>LibreOffice/5.1.6.2$Linux_X86_64 LibreOffice_project/10m0$Build-2</meta:generator>
  </office:meta>
</office:document-meta>
</file>